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4.206cm"/>
    </style:style>
    <style:style style:name="co5" style:family="table-column">
      <style:table-column-properties fo:break-before="auto" style:column-width="11.321cm"/>
    </style:style>
    <style:style style:name="co6" style:family="table-column">
      <style:table-column-properties fo:break-before="auto" style:column-width="15.9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ext-properties style:font-name="Arial"/>
    </style:style>
    <style:style style:name="T1" style:family="text">
      <style:text-properties fo:color="#000000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E4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éjà fait</text:p>
          </table:table-cell>
          <table:table-cell/>
          <table:table-cell office:value-type="string">
            <text:p>A faire</text:p>
          </table:table-cell>
          <table:table-cell office:value-type="string">
            <text:p>Compétence</text:p>
          </table:table-cell>
          <table:table-cell office:value-type="string">
            <text:p>Point</text:p>
          </table:table-cell>
          <table:table-cell office:value-type="string">
            <text:p>Commentaire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>
            <text:p>C8</text:p>
          </table:table-cell>
          <table:table-cell office:value-type="string">
            <text:p>présentation projet + <text:s/>contexte :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acteurs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objectifs fonctionnel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objectifs technique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environnement et contraintes techniques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budget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organisation du travail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planification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8</text:p>
          </table:table-cell>
          <table:table-cell office:value-type="string">
            <text:p>spécifications techniques :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technologies et outil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services externe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exigences de programmation (langage)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accessibilité (disponibilité)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accessibilité (accès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8</text:p>
          </table:table-cell>
          <table:table-cell office:value-type="string">
            <text:p>périmètre des spécifications technique est complet :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moyens techniques d'extraction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d'agrégation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8</text:p>
          </table:table-cell>
          <table:table-cell office:value-type="string">
            <text:p>le script d'extraction des données est fonctionnel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8</text:p>
          </table:table-cell>
          <table:table-cell office:value-type="string">
            <text:p>le script comprend :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un point de lancement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l'initialisation des dépendances et connexions externe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les règles logiques de traitement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la gestion des erreurs et exception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la fin du traitement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la sauvegarde des résultats</text:p>
          </table:table-cell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number-columns-repeated="2"/>
          <table:table-cell office:value-type="string">
            <text:p>C8</text:p>
          </table:table-cell>
          <table:table-cell office:value-type="string">
            <text:p>le script d'extraction des données est versionné et accessible depuis un dépôt git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8</text:p>
          </table:table-cell>
          <table:table-cell office:value-type="string">
            <text:p>extraction faite depuis :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un service web (API REST)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un fichier de données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number-columns-repeated="3"/>
          <table:table-cell table:style-name="ce3" office:value-type="string">
            <text:p>un scraping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/>
          <table:table-cell table:style-name="ce3" office:value-type="string">
            <text:p>une base de données</text:p>
          </table:table-cell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table:number-columns-repeated="2"/>
          <table:table-cell table:style-name="ce3" office:value-type="string">
            <text:p>un système big data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number-columns-repeated="2"/>
          <table:table-cell office:value-type="string">
            <text:p>C9</text:p>
          </table:table-cell>
          <table:table-cell office:value-type="string">
            <text:p>les requêtes de type SQL pour la collecte de données sont fonctionnelles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9</text:p>
          </table:table-cell>
          <table:table-cell office:value-type="string">
            <text:p>la documentation des requêtes met en lumière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les choix de sélection, filtrages, conditions, jointures...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9</text:p>
          </table:table-cell>
          <table:table-cell office:value-type="string">
            <text:p>la documentation explicite les optimisations appliquées aux requêtes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0</text:p>
          </table:table-cell>
          <table:table-cell office:value-type="string">
            <text:p>le script d'agrégation est fonctionnel (données agrégées, nettoyées, normalisées)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>
            <text:p>C10</text:p>
          </table:table-cell>
          <table:table-cell office:value-type="string">
            <text:p>le script d'agrégation est versionné et accessible depuis git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0</text:p>
          </table:table-cell>
          <table:table-cell office:value-type="string">
            <text:p>la documentation du script d'agrégation est complète :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dépendance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commande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enchaînements logiques de l'algorithme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choix de nettoyage et d’homogénéisation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number-columns-repeated="2"/>
          <table:table-cell office:value-type="string">
            <text:p>C11</text:p>
          </table:table-cell>
          <table:table-cell office:value-type="string">
            <text:p>les modélisations respecte la méthode MERISE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number-columns-repeated="2"/>
          <table:table-cell office:value-type="string">
            <text:p>C11</text:p>
          </table:table-cell>
          <table:table-cell office:value-type="string">
            <text:p>le modèle physique est fonctionnel (intégré sans erreur)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number-columns-repeated="2"/>
          <table:table-cell office:value-type="string">
            <text:p>C11</text:p>
          </table:table-cell>
          <table:table-cell office:value-type="string">
            <text:p>la base de données est choisie au regard de la modélisation et des contraintes du projet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>
            <text:p>C11</text:p>
          </table:table-cell>
          <table:table-cell office:value-type="string">
            <text:p>la reproduction des procédures d'installation (bdd et api) a pour résultat un système conform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1</text:p>
          </table:table-cell>
          <table:table-cell office:value-type="string">
            <text:p>le script d'import est fonctionnel (insertion dans le système mis en place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1</text:p>
          </table:table-cell>
          <table:table-cell office:value-type="string">
            <text:p>la documentation technique est versionnée (la racine du script d'import???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1</text:p>
          </table:table-cell>
          <table:table-cell office:value-type="string">
            <text:p>documentations techniques couvrent :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les dépendances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les commandes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1</text:p>
          </table:table-cell>
          <table:table-cell office:value-type="string">
            <text:p>le registre des traitements de données personnelles intègre l'ensemble des données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1</text:p>
          </table:table-cell>
          <table:table-cell office:value-type="string">
            <text:p>les procédures de tri des données personnelles sont rédigées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1</text:p>
          </table:table-cell>
          <table:table-cell office:value-type="string">
            <text:p>les procédures de tri détaillent les traitements de conformité et la fréquence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>
            <text:p>C12</text:p>
          </table:table-cell>
          <table:table-cell office:value-type="string">
            <text:p>la documentation technique de l'API REST ouvre tous les points de terminaisons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>
            <text:p>C12</text:p>
          </table:table-cell>
          <table:table-cell office:value-type="string">
            <text:p>la documentation technique couvre les règles d'authentification/autorisation de l'API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C12</text:p>
          </table:table-cell>
          <table:table-cell office:value-type="string">
            <text:p>la documentation technique respecte les standards du modèle (ex : Open API)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>
            <text:p>C12</text:p>
          </table:table-cell>
          <table:table-cell office:value-type="string">
            <text:p>l'API REST est fonctionnelle pour l'accès aux données (restriction d'accès)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>
            <text:p>C12</text:p>
          </table:table-cell>
          <table:table-cell office:value-type="string">
            <text:p>l'API REST est fonctionnelle pour la mise à disposition (récupération de l'ensemble des données)</text:p>
          </table:table-cell>
          <table:table-cell/>
        </table:table-row>
        <table:table-row table:style-name="ro2" table:number-rows-repeated="104851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1" table:style-name="ta1" table:print="false"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Déjà fait</text:p>
          </table:table-cell>
          <table:table-cell office:value-type="string">
            <text:p>A faire</text:p>
          </table:table-cell>
          <table:table-cell office:value-type="string">
            <text:p>Compétence</text:p>
          </table:table-cell>
          <table:table-cell office:value-type="string">
            <text:p>Point</text:p>
          </table:table-cell>
          <table:table-cell office:value-type="string">
            <text:p>Commentaire</text:p>
          </table:table-cell>
        </table:table-row>
        <table:table-row table:style-name="ro3">
          <table:table-cell table:number-columns-repeated="2"/>
          <table:table-cell office:value-type="string">
            <text:p>C1</text:p>
          </table:table-cell>
          <table:table-cell table:style-name="ce4" office:value-type="string">
            <text:p>les grilles <text:span text:style-name="T1">d’entretiens questionnent les activités métiers impliquées dans le projet data</text:span></text:p>
          </table:table-cell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3">23/06/2025</text:date>, <text:time>22:3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Parcollet</meta:initial-creator>
    <meta:creation-date>2025-06-23T15:14:04.11</meta:creation-date>
    <dc:date>2025-06-23T22:34:39</dc:date>
    <dc:creator>Stéphanie Parcollet</dc:creator>
    <meta:editing-duration>PT6H27M24S</meta:editing-duration>
    <meta:editing-cycles>3</meta:editing-cycles>
    <meta:generator>OpenOffice/4.1.15$Win32 OpenOffice.org_project/4115m2$Build-9813</meta:generator>
    <meta:document-statistic meta:table-count="3" meta:cell-count="114" meta:object-count="0"/>
  </office:meta>
</office:document-meta>
</file>